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Start" style:master-page-name="MP0" style:family="paragraph">
      <style:paragraph-properties/>
    </style:style>
    <style:style style:name="T5" style:parent-style-name="DefaultParagraphFont" style:family="text">
      <style:text-properties fo:font-style="italic" style:font-style-asian="italic"/>
    </style:style>
    <style:style style:name="T6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D+ <text:s/>( d1 d2 -- d1+d2 , add double numbers )</text:p>
      <text:p text:style-name="DefBody"><text:alphabetical-index-mark text:string-value="Double precision, GL-"/>Double precision numbers are 64 bits wide.</text:p>
      <text:p text:style-name="DefCode">HEX <text:s/>12345678.55443322 <text:s/>19283746.98765432 D+ D.</text:p>
      <text:p text:style-name="DefCode">( prints <text:s/>1B4C8DAEEDBA8754 )</text:p>
      <text:p text:style-name="DefStart">D- <text:s/>( d1 d2 -- d1+d2 , subtract double numbers )</text:p>
      <text:p text:style-name="DefStart">D. <text:s/>( d -- , print<text:s/>double number )</text:p>
      <text:p text:style-name="DefStart">D.R <text:s/>( d width -- , print D in field WIDTH wide )</text:p>
      <text:p text:style-name="DefBody">This can be used to print tables of right justified double precision numbers.</text:p>
      <text:p text:style-name="DefStart">D2* <text:s/>( d -- d*2 , fast multiply by 2 )</text:p>
      <text:p text:style-name="DefStart">D2/ <text:s/>( d -- d/2 , fast divide by 2 )</text:p>
      <text:p text:style-name="DefStart">DDUP <text:s/>( d1 -- d1 d1 , duplicate double number )</text:p>
      <text:p text:style-name="DefBody">Same as 2DUP.</text:p>
      <text:p text:style-name="DefStart">DECIMAL <text:s/>( -- , set the numeric base to decimal 10 )</text:p>
      <text:p text:style-name="Forth">HEX <text:s/>9 1 + . <text:s/>( base 16 numbers )</text:p>
      <text:p text:style-name="Forth">10 BASE ! <text:s text:c="3"/>9 1 + . <text:s/>( Oops! Still in HEX cuz $10 = 16 )</text:p>
      <text:p text:style-name="Forth">DECIMAL <text:s/>9 1 + . <text:s text:c="2"/>( Now we are really in base 10 )<text:s/></text:p>
      <text:p text:style-name="DefStart">DEFER <text:s/>( &lt;name&gt; -- )</text:p>
      <text:p text:style-name="DefBody">Define a deferred word which can be changed later. <text:s/>See the section on deferred words elsewhere in this manual. <text:s/>Here is a brief example of their use:</text:p>
      <text:p text:style-name="DefCode">DEFER <text:s/>FOO</text:p>
      <text:p text:style-name="DefCode">WHAT'S FOO &gt;NAME ID. <text:s text:c="2"/>( default is QUIT )</text:p>
      <text:p text:style-name="DefCode">: HI ." Hello" cr ;</text:p>
      <text:p text:style-name="DefCode">' HI IS FOO <text:s text:c="2"/>( set FOO to be HI )</text:p>
      <text:p text:style-name="DefCode">FOO <text:s/>( says Hello)</text:p>
      <text:p text:style-name="RelWords">Related Words: <text:s/>IS WHAT'S <text:s/>&gt;NAME <text:s/>EXECUTE</text:p>
      <text:p text:style-name="DefStart">DEPTH <text:s/>( -- n , number of items on stack )</text:p>
      <text:p text:style-name="DefBody">HMSL monitors the stack depth using this word. <text:s/>If something accidentally leaves numbers on the stack, or takes them away, when in HMSL is running, it will stop and print a message. <text:s/>This prevents the stack from completely over- or underflowing. <text:s/>Check your stack diagrams if you have problems with this.</text:p>
      <text:p text:style-name="DefCode">0SP 123 99 7654 DEPTH . ( PRINTS 3 )</text:p>
      <text:p text:style-name="DefStart">DIALOG.A <text:s/>( $string -- )</text:p>
      <text:p text:style-name="DefBody">Host independant routine to display a message until user acknowledges.</text:p>
      <text:p text:style-name="DefStart">DIALOG.A/B <text:s/>( $string -- flag )</text:p>
      <text:p text:style-name="DefBody">Host independant routine to display a message until user acknowledges. <text:s/>Returns TRUE if user selects "Continue". Returns FALSE if user hits "Cancel".</text:p>
      <text:p text:style-name="DefStart">DIALOG.Y/N/C <text:s/>( $string -- flag )</text:p>
      <text:p text:style-name="DefBody">Host independant<text:s/>routine to display a message until user acknowledges. <text:s/>Returns 1 if user selects "Yes". Returns 2 if user hits "No". <text:s/>Returns 3 if user selects "Cancel".</text:p>
      <text:p text:style-name="DefStart">DIGIT <text:s/>( char base -- n true | char false )</text:p>
      <text:p text:style-name="DefBody">Convert a character to number N and a TRUE. <text:s/>Returns a FALSE and the CHAR if the conversion fails.</text:p>
      <text:p text:style-name="DefCode">ASCII 8 10 DIGIT <text:s/>SWAP . . ( print 8 and -1 , TRUE = -1 )</text:p>
      <text:soft-page-break/>
      <text:p text:style-name="DefCode">ASCII W 10 DIGIT <text:s/>SWAP EMIT <text:s/>SPACE . ( print W and 0 )</text:p>
      <text:p text:style-name="DefStart">DO <text:s/>( limit start -- , begin DO LOOP )</text:p>
      <text:p text:style-name="DefBody"><text:alphabetical-index-mark text:string-value="Loop, DO, GL-"/>Start a DO LOOP. <text:s/>Set the loop index I equal<text:s/>to START and resume execution. <text:s/>When LOOP is reached, I is incremented. <text:s/>If I is less than LIMIT, then jump back to DO. <text:s/>Otherwise continue execution. <text:s/>Here is an example that prints "Hello" 10 times.</text:p>
      <text:p text:style-name="DefCode">: 10HI <text:s/>10 0 DO ." Hello" CR LOOP ;</text:p>
      <text:p text:style-name="DefBody">Here is an example that prints the numbers 0 through 5. <text:s/>Note that 6 numbers are printed.</text:p>
      <text:p text:style-name="DefCode">: P-0-5 <text:s text:c="3"/>6 0 DO I . LOOP ;</text:p>
      <text:p text:style-name="DefBody">Note that the LIMIT is one greater than the highest index we want to use.</text:p>
      <text:p text:style-name="DefBody">Here is another DO LOOP example. <text:s/>N factorial is the product of the integers 1 to<text:s/>N. <text:s/>To calculate we can use a DO LOOP with START = 1. <text:s/>We use a LIMIT = N+1. so that the highest index will be N.</text:p>
      <text:p text:style-name="DefCode">: NFACT <text:s/>( N -- N! , calculate N factorial )</text:p>
      <text:p text:style-name="DefCode"><text:tab/>1 SWAP 1+ 1 <text:s/>( 1 N+1 1 on stack )</text:p>
      <text:p text:style-name="DefCode"><text:tab/>DO <text:s/>I <text:s/>*</text:p>
      <text:p text:style-name="DefCode"><text:tab/>LOOP</text:p>
      <text:p text:style-name="DefCode">;</text:p>
      <text:p text:style-name="DefCode"><text:s/>4 NFACT . <text:s/>( prints 24 )</text:p>
      <text:p text:style-name="DefBody">In HMSL, DO first checks to to see if LIMIT is greater than START. If not, then it skips to LOOP and doesn't execute the inside of the LOOP. <text:s/>Some Forths will execute the contents of the loop even if START equals LIMIT. <text:s/>Notice how DO and LOOP are indented the same amount.<text:s/><text:s/>This is considered by many to be good Forth style.</text:p>
      <text:p text:style-name="DefBody">Note: <text:s/>DO LOOP uses the Return Stack so do not put DO or LOOP between &gt;R R@ and R&gt;. <text:s/>Use local variables or BEGIN UNTIL instead.</text:p>
      <text:p text:style-name="DefCode">: BAD-BAD-BAD</text:p>
      <text:p text:style-name="DefCode"><text:tab/>20 &gt;R <text:s text:c="4"/>5 0 DO R@ . LOOP <text:s/>R&gt; DROP</text:p>
      <text:p text:style-name="DefCode">; <text:s text:c="2"/>( Don't expect to print 20. Try it. )</text:p>
      <text:p text:style-name="DefBody">Notice how DO and LOOP were not indented to the same level. <text:s/>Putting DO and LOOP on the same line is considered lazy programming but it does save trees when you print manuals.</text:p>
      <text:p text:style-name="RelWords">Related Words: <text:s/>J BEGIN UNTIL <text:s/>WHILE REPEAT</text:p>
      <text:p text:style-name="DefStart">DOES&gt; <text:s/>( -- addr ,<text:s/>of CREATEd word )</text:p>
      <text:p text:style-name="DefBody">This is used with CREATE to make intelligent data structures. <text:s/>It is used extensively, for example, by ODE to make classes and objects work. <text:s/>DOES&gt; provides Forth with abilities not commonly found in other languages.</text:p>
      <text:p text:style-name="DefBody">In a CREATE DOES&gt; word, the CREATE code defines a word and its initial data values and allocates space using ALLOT or , or W, , etc. <text:s/>When the newly defined word is executed, the DOES&gt; code runs. <text:s/>It is passed the address of the data which it can manipulate in any way desired. <text:s/>You can pass parameters to CREATE or DOES&gt; code if needed.</text:p>
      <text:p text:style-name="DefBody">Here is an example of a CREATE DOES&gt; word that creates self incrementing data structures, or "counters". <text:s/>This counter will keep a running total of how many somethings have been counted and return the current total.</text:p>
      <text:p text:style-name="DefCode">: COUNTER <text:s/>( &lt;name&gt; -- , define counter )</text:p>
      <text:p text:style-name="DefCode"><text:tab/>CREATE <text:s/>0 , <text:s/>( initialize value to 0 )</text:p>
      <text:p text:style-name="DefCode"><text:tab/>DOES&gt; <text:s/>( #MORE addr-N -- N+1 )</text:p>
      <text:p text:style-name="DefCode"><text:tab/><text:tab/>TUCK ( <text:s/>-- addr-N #MORE addr-N )</text:p>
      <text:p text:style-name="DefCode"><text:tab/><text:tab/>+! @</text:p>
      <text:p text:style-name="DefCode">;</text:p>
      <text:p text:style-name="DefCode">COUNTER TOADS</text:p>
      <text:p text:style-name="DefCode">COUNTER FROGS</text:p>
      <text:p text:style-name="DefCode">3 FROGS . ( PRINT 3 )</text:p>
      <text:p text:style-name="DefCode">2 FROGS . ( PRINT 5 )</text:p>
      <text:p text:style-name="DefCode">4 TOADS . ( PRINT 4 )</text:p>
      <text:p text:style-name="DefCode">7 FROGS . ( PRINT 11 )</text:p>
      <text:p text:style-name="RelWords">Related Words: CREATE , :STRUCT <text:s/>..@ IMMEDIATE VALUE CONSTANT VARIABLE LITERAL</text:p>
      <text:p text:style-name="DefStart">DP <text:s/>( -- address , of dictionary pointer )</text:p>
      <text:p text:style-name="DefBody">This is the address at which new code or data will be compiled into the dictionary. <text:s/>The value of DP is normally fetched using HERE. <text:s/>The word ALLOT increments the dictionary pointer to allot memory for data. <text:s/>If you allot an odd number of bytes you must call ALIGN so that DP will always be word aligned (even).</text:p>
      <text:p text:style-name="RelWords">Related Words: <text:s/>HERE , ALLOT ALIGN</text:p>
      <text:p text:style-name="DefStart">DPL <text:s/>( -- addr )</text:p>
      <text:p text:style-name="DefBody"><text:alphabetical-index-mark text:string-value="Decimal point, DPL, GL-"/>A variable that holds the number of places to the right of the decimal point in a double number. <text:s/>If there is no decimal point, DPL = -1.</text:p>
      <text:p text:style-name="DefCode">635.8613 <text:s/>DPL @ . <text:s/>( prints 4 )</text:p>
      <text:p text:style-name="DefStart">DROP <text:s/>( n -- , remove top number from stack )</text:p>
      <text:p text:style-name="DefBody">The number is discarded.</text:p>
      <text:p text:style-name="DefBody">111 222 333 DROP .S <text:s/>( prints: 111 222 )</text:p>
      <text:p text:style-name="RelWords">Related words: <text:s/>0SP RDROP XDROP 2DROP OVER SWAP ROT DUP</text:p>
      <text:p text:style-name="DefStart">DST <text:s/>( addr &lt;structure-type&gt; -- )</text:p>
      <text:p text:style-name="DefBody">Diagnostic debugging tool. Prints the data at ADDR assuming it is a structure of the specified type. <text:s/>The structure member names and their contents will be printed. <text:s/>Optionally loaded.</text:p>
      <text:p text:style-name="DefCode">INCLUDE <text:s/>HSYS:DUMP_STRUCT</text:p>
      <text:p text:style-name="DefCode">RECT MyRect</text:p>
      <text:p text:style-name="DefCode">60 MyRect ..! RECT_LEFT</text:p>
      <text:p text:style-name="DefCode">MyRect DST RECT</text:p>
      <text:p text:style-name="RelWords">Related words: DUMP :STRUCT ..@</text:p>
      <text:p text:style-name="DefStart">DUMP <text:s/>( addr #bytes -- , hex dump of memory )</text:p>
      <text:p text:style-name="DefBody">Print the contents of #BYTES bytes of memory starting at ADDR. <text:s/>Print as hex numbers and as ASCII text. <text:s/>To pause the output of DUMP, hit the space bar.</text:p>
      <text:p text:style-name="DefCode">VARIABLE VAR1</text:p>
      <text:p text:style-name="DefCode">$ 1BA5EF77 VAR1 !</text:p>
      <text:p text:style-name="DefCode">VAR1 20 DUMP <text:s/>( see 1BA5Ef77 plus other mysterious stuff )</text:p>
      <text:p text:style-name="DefStart">DUP <text:s/>( n -- n n , DUPlicate the top item on the stack )</text:p>
      <text:p text:style-name="DefBody">23 DUP .S <text:s/>( prints 23 23 )</text:p>
      <text:p text:style-name="RelWords">Related words: 2DUP OVER TUCK</text:p>
      <text:p text:style-name="DefStart">DUP&gt;R <text:s/>( n -- n ) ( -r- n )</text:p>
      <text:p text:style-name="DefBody">Push a copy of n onto the return stack. <text:s/>Faster than DUP &gt;R separately but does the same thing.</text:p>
      <text:p text:style-name="DefStart">ELSE <text:s/>( -- )</text:p>
      <text:p text:style-name="DefBody">Provides an "otherwise" clause to IF THEN.</text:p>
      <text:p text:style-name="Forth">: <text:s/>SHOE? <text:s/>( shoe-size <text:s/>-- )</text:p>
      <text:p text:style-name="Forth"><text:tab/>11 =</text:p>
      <text:p text:style-name="Forth"><text:tab/>IF <text:s/>." The shoe fits!" CR</text:p>
      <text:p text:style-name="Forth"><text:tab/>ELSE ." Ouch! Find another shoe." CR</text:p>
      <text:p text:style-name="Forth"><text:tab/>THEN</text:p>
      <text:p text:style-name="Forth">;</text:p>
      <text:p text:style-name="DefBody">Notice that IF ELSE and THEN are indented the same amount. <text:s/>This makes the code more readable.</text:p>
      <text:p text:style-name="RelWords">Related words: <text:s/>IF THEN BEGIN WHILE REPEAT</text:p>
      <text:p text:style-name="DefStart">EMIT <text:s/>( char -- , print ASCII char )</text:p>
      <text:p text:style-name="DefBody">Low level output word. <text:s/>Note that in most Forths, TYPE calls EMIT. <text:s/>In HMSL, EMIT calls TYPE for speed reasons.</text:p>
      <text:p text:style-name="DefCode">ASCII W EMIT <text:s/>( print W )</text:p>
      <text:p text:style-name="DefCode">: ALPHABET <text:s/>( -- , print alphabet )</text:p>
      <text:p text:style-name="DefCode"><text:tab/>$ 7B <text:s/>$ 5A</text:p>
      <text:p text:style-name="DefCode"><text:tab/>DO I EMIT</text:p>
      <text:p text:style-name="DefCode"><text:tab/>LOOP</text:p>
      <text:p text:style-name="DefCode">;</text:p>
      <text:p text:style-name="DefBody">EMIT is deferred.</text:p>
      <text:p text:style-name="DefCode">WHAT'S EMIT &gt;NAME ID.</text:p>
      <text:p text:style-name="DefStart">EMIT-TO-COLUMN <text:s/>( char column# -- )</text:p>
      <text:p text:style-name="DefBody">This will print multiple CHARs out to column COLUMN#. <text:s/>Useful for making tables, etc.</text:p>
      <text:p text:style-name="DefCode">CR 123456 . ASCII * 20 EMIT-TO-COLUMN <text:s/>( prints)</text:p>
      <text:p text:style-name="DefCode">123456 *************</text:p>
      <text:p text:style-name="DefStart">ENDCASE <text:s/>( n -- )</text:p>
      <text:p text:style-name="DefBody">Terminate a CASE<text:s/>statement. <text:s/>See CASE.</text:p>
      <text:p text:style-name="DefStart">ENDOF ( -- )</text:p>
      <text:p text:style-name="DefBody">Terminate an OF ENDOF statement. <text:s/>See CASE.</text:p>
      <text:p text:style-name="DefStart">EOL <text:s/>( -- char )</text:p>
      <text:p text:style-name="DefBody">End Of Line character. <text:s/>This is a $0D, a carriage return, on a Macintosh. <text:s/>On normal computers it is $0A, a line feed. <text:s/>When parsing files, look for this character to mark the end of a line.</text:p>
      <text:p text:style-name="DefStart">ERASE <text:s/>( addr count -- )</text:p>
      <text:p text:style-name="DefBody">Set COUNT bytes to zero starting at ADDR.</text:p>
      <text:p text:style-name="RelWords">Related words: FILL <text:s/>ALLOT</text:p>
      <text:p text:style-name="DefStart">EVEN-UP <text:s/>( n -- n' )</text:p>
      <text:p text:style-name="DefBody">If N is odd, add one so that it becomes even. Otherwise do nothing.</text:p>
      <text:p text:style-name="RelWords">Related words: <text:s/>ALIGN</text:p>
      <text:p text:style-name="DefStart">EXECUTE ( cfa -- )</text:p>
      <text:p text:style-name="DefBody">Execute the word whose Code Field Address is on the stack. <text:s/>This allows you to pass a function address as a parameter to another function.</text:p>
      <text:p text:style-name="Forth">: HI ." Hello" cr ;</text:p>
      <text:p text:style-name="Forth">HI <text:s/>( prints hello )</text:p>
      <text:p text:style-name="Forth">' HI EXECUTE <text:s text:c="2"/>( prints hello )</text:p>
      <text:p text:style-name="RelWords">Related words: ' 'C 'N NAME&gt; FIND <text:s/>@EXECUTE IF.EXECUTE</text:p>
      <text:p text:style-name="DefStart">EXISTS? ( &lt;name&gt; -- flag )</text:p>
      <text:p text:style-name="DefBody">Returns TRUE if a word with the given name is defined in the dictionary. <text:s/>Usually used with .IF.</text:p>
      <text:p text:style-name="DefBody">EXISTS? ASM .IF ." Assembler loaded!" .THEN</text:p>
      <text:p text:style-name="RelWords">Related words: <text:s/>.NEED .IF .THEN FIND FINDNFA</text:p>
      <text:p text:style-name="DefStart">EXIT <text:s/>( -- )</text:p>
      <text:p text:style-name="DefBody">Immediately exit from a colon definition. <text:s/>This is not a smart word. <text:s/>It basically just compiles an RTS (Return from Subroutine) instruction. <text:s/>Don't use it from inside a DO LOOP. <text:s/>Use RETURN instead. <text:s/>This word should not be used unless absolutely necessary. <text:s/>It is difficult to port to other Forths and is often a source of mysterious problems. <text:s/>Try to use conditionals instead.</text:p>
      <text:p text:style-name="DefStart">EXPECT <text:s/>( addr maxchars -- )</text:p>
      <text:p text:style-name="DefBody">Accept characters from the keyboard and save them starting at address ADDR. <text:s/>Stop when the user hits &lt;Return&gt; or you get MAXCHARS characters. <text:s/>Look in the variable SPAN to see how many characters EXPECT received. EXPECT will take care of BACKSPACE keys. <text:s/>EXPECT is deferred. <text:s/>The Command Line History system changes EXPECT so that it uses the arow keys and remembers previously entered lines.</text:p>
      <text:p text:style-name="DefCode">: ASK.INPUT <text:s/>( -- $string )</text:p>
      <text:p text:style-name="DefCode"><text:tab/>PAD <text:s/>1+ 128 EXPECT <text:s text:c="2"/>( get characters )</text:p>
      <text:p text:style-name="DefCode"><text:tab/>SPAN @ PAD C! <text:s text:c="3"/>( set string length )</text:p>
      <text:p text:style-name="DefCode"><text:tab/>PAD <text:s text:c="2"/>( return address )</text:p>
      <text:p text:style-name="DefCode">;</text:p>
      <text:p text:style-name="DefCode">: PASSWORD <text:s/>( -- flag )</text:p>
      <text:p text:style-name="DefCode"><text:tab/>." Enter password: "</text:p>
      <text:p text:style-name="DefCode"><text:tab/>ask.input <text:s/>" rasputin" $=</text:p>
      <text:p text:style-name="DefCode">;</text:p>
      <text:p text:style-name="DefBody"/>
      <text:p text:style-name="DefStart">FALSE ( -- 0 , Boolean constant )</text:p>
      <text:p text:style-name="RelWords">Related words: TRUE NOT IF</text:p>
      <text:p text:style-name="DefStart">FCLOSE <text:s/>( file-refnum -- , closes an open file )</text:p>
      <text:p text:style-name="DefBody">See section on File I/O.</text:p>
      <text:p text:style-name="DefStart">FENCE ( -- addr )</text:p>
      <text:p text:style-name="DefBody">Variable containing an address below which Forth will not FORGET. <text:s/>You can use this to protect the dictionary from accidentally FORGETTING. <text:s/>This is usually set by calling FREEZE.</text:p>
      <text:p text:style-name="DefStart">FERROR ( -- addr , of last file error number )</text:p>
      <text:p text:style-name="DefBody">Look in this variable to see what the last file error was.</text:p>
      <text:p text:style-name="DefCode">FOPEN <text:s/>NONEXISTENT <text:s text:c="3"/>( returns 0 )</text:p>
      <text:p text:style-name="DefCode">FERROR @ REPORT.MAC.ERROR <text:s/>( convert number to message)</text:p>
      <text:p text:style-name="DefStart">FILE? <text:s/>( &lt;name&gt; -- )</text:p>
      <text:p text:style-name="DefBody">Tells you what file a word was compiled from then offers to show the source code in the editor. <text:s/>This does not work for words defined in the kernel.</text:p>
      <text:p text:style-name="DefCode">FILE? HMSL.START</text:p>
      <text:p text:style-name="RelWords">Related words: <text:s/>WORDS.LIKE</text:p>
      <text:p text:style-name="DefStart">FILEWORD ( &lt;filename&gt; -- addr )</text:p>
      <text:p text:style-name="DefBody">Scans the input stream for a filename. <text:s/>If the first character is a double-quote, then it scans until the next double-quote. This allows you to specify filenames that might have spaces in it.</text:p>
      <text:p text:style-name="DefCode">: FOPEN <text:s/>FILEWORD $FOPEN ;</text:p>
      <text:p text:style-name="DefCode">FOPEN <text:s/>"bigdisk:music stuff:my hmsl:piece 1"</text:p>
      <text:p text:style-name="DefBody">It is recommend that you<text:s/><text:span text:style-name="T5">do not</text:span><text:s/>use spaces in your filenames. <text:s/>It can cause problems when using command line systems like MPW or HMSL. <text:s/>It also makes it difficult to move files to other computers. <text:s/>Also avoid using '/' in filenames as most computers use this as a separator, eg. <text:s/>/tmp/file1.</text:p>
      <text:p text:style-name="DefStart">FILL <text:s/>( addr n byte -- , fill memory )</text:p>
      <text:p text:style-name="DefBody">Fill N bytes of memory with BYTE starting at ADDR. <text:s/>Useful for initializing tables.</text:p>
      <text:p text:style-name="DefCode">PAD 20 <text:s/>$CC FILL</text:p>
      <text:p text:style-name="DefCode">PAD 20 DUMP</text:p>
      <text:p text:style-name="RelWords">Related words: CMOVE MOVE ERASE C!</text:p>
      <text:p text:style-name="DefStart">FIND ( $name -- $name 0 | cfa 1 | cfa -1 )</text:p>
      <text:p text:style-name="DefBody"><text:alphabetical-index-mark text:string-value="Search dictionary, FIND, GL-"/>Search the dictionary for the given name. Returns the CFA if found or the original NAME if not. <text:s/>A -1 implies that the word is IMMEDIATE.</text:p>
      <text:p text:style-name="DefCode">: STAT <text:s/>( &lt;name&gt; -- , give info )</text:p>
      <text:p text:style-name="DefCode"><text:tab/>BL WORD <text:s/>FIND</text:p>
      <text:p text:style-name="DefCode"><text:tab/>CASE</text:p>
      <text:p text:style-name="DefCode"><text:tab/><text:tab/>0 OF $TYPE ." <text:s/>not found." ENDOF</text:p>
      <text:p text:style-name="DefCode"><text:tab/><text:tab/>1 OF ." Found at: " .HEX ENDOF</text:p>
      <text:p text:style-name="DefCode"><text:tab/><text:tab/>-1 OF ." IMMEDIATE - Found at: " .HEX ENDOF</text:p>
      <text:p text:style-name="DefCode"><text:tab/>ENDCASE <text:s/>CR</text:p>
      <text:p text:style-name="DefCode">;</text:p>
      <text:p text:style-name="RelWords">Related words: FINDNFA</text:p>
      <text:p text:style-name="DefStart">FINDNFA ( $name -- $name 0 | nfa 1 | nfa -1 )</text:p>
      <text:p text:style-name="DefBody">Search the dictionary for the given name. Returns the NFA if found or the original NAME if<text:s/>not. <text:s/>A -1 implies that the word is IMMEDIATE. <text:s/>This is handy when you really want the NFA. <text:s/>This is much faster then using FIND and &gt;NAME. <text:s/>The LFA and SFA are all next to the NFA. <text:s/>NAME&gt; is fast but &gt;NAME must search the headers to find the NFA that corresponds to the CFA. <text:s/>See the section on HForth dictionary structure.</text:p>
      <text:p text:style-name="DefStart">FL/ <text:s/>( n divisor -- quotient , floored division )</text:p>
      <text:p text:style-name="DefBody"><text:alphabetical-index-mark text:string-value="Division, floored, FL/, GL-"/>Rounds toward negative infinity instead of toward zero.</text:p>
      <text:p text:style-name="DefCode">-5 2 / . ( print -2 )</text:p>
      <text:p text:style-name="DefCode">-5 2 FL/ . ( print -3 )</text:p>
      <text:p text:style-name="DefStart">FL/MOD<text:s text:c="2"/>( n divisor -- remainder quotient , floored division )</text:p>
      <text:p text:style-name="DefBody">Rounds quotient toward negative infinity instead of toward zero. <text:s/>Gives positive remainder which is sometimes handy.</text:p>
      <text:p text:style-name="DefCode">-14 5 /mod swap . . <text:s/>( print -4 -2 )</text:p>
      <text:p text:style-name="DefCode">-14 5 fl/mod swap . . <text:s/>( print 1 -3 )</text:p>
      <text:p text:style-name="DefStart">FOPEN <text:s/>( &lt;name&gt; -- file-refnum | 0 , open file )</text:p>
      <text:p text:style-name="DefBody">Always check for zero in case the file could not be opened. <text:s/>See section on file I/O.</text:p>
      <text:p text:style-name="DefStart">FORGET <text:s/>( &lt;name&gt; -- )</text:p>
      <text:p text:style-name="DefBody">Remove the named word from the dictionary. <text:s/>FORGET also removes all words defined after the named word. <text:s/>To automatically FORGET words when recompiling, see ANEW. <text:s/>To execute cleanup code in case you FORGET some code, use IF.FORGOTTEN. <text:s/>To modify the way FORGET works, see [FORGET]</text:p>
      <text:p text:style-name="DefCode">: W1 ." Howdy!" CR ;)</text:p>
      <text:p text:style-name="DefCode">: W2 ." Har'ya?" CR ;</text:p>
      <text:p text:style-name="DefCode">FORGET W1 <text:s/>( removes W1<text:s/><text:span text:style-name="T6">AND</text:span><text:s/>W2 )</text:p>
      <text:p text:style-name="RelWords">Related words: <text:s/>IF.FORGOTTEN <text:s/>[FORGET] ANEW</text:p>
      <text:p text:style-name="DefStart">FREAD ( file-refnum addr maxbytes -- nbytes | -1 )</text:p>
      <text:p text:style-name="DefBody">Read a maximum of MAXBYTES from the specified file. <text:s/>Place the data or text read at ADDR. <text:s/>Return the actual number of bytes read. <text:s/>This might be less than MAXBYTES<text:s/>if you hit the end of the file. <text:s/>If there is an error, it returns -1. <text:s/>You can then check FERROR to see what went wrong. <text:s/>See the section on file I/O.</text:p>
      <text:p text:style-name="DefStart">FREEZE ( -- )</text:p>
      <text:p text:style-name="DefBody">Set FENCE to the top of the current so that FORGET will not accidentally forget below HERE. <text:s/>This is called by SAVE-FORTH.</text:p>
      <text:p text:style-name="RelWords">Related words: <text:s/>SAVE-FORTH FENCE FORGET</text:p>
      <text:p text:style-name="DefStart">FSEEK ( file-refnum offset mode -- prev-position | -1 )</text:p>
      <text:p text:style-name="DefBody">Move the file cursor in the specified file. <text:s/>The next FREAD or FWRITE will start from the new position. <text:s/>Useful for rewinding a<text:s/>file, going to the end, or doing random access. <text:s/>See section on file I/O.</text:p>
      <text:p text:style-name="DefStart">FWRITE ( file-refnum addr nbytes -- bytes-written | -1 )</text:p>
      <text:p text:style-name="DefBody">Write NBYTES from memory starting from ADDR to the specified file. <text:s/>If there is an error, it returns -1. <text:s/>See the section on File I/O.</text:p>
      <text:p text:style-name="DefStart">GR.xxx <text:s text:c="2"/>Graphics word.</text:p>
      <text:p text:style-name="DefBody">See section on Macintosh Graphics.</text:p>
      <text:p text:style-name="DefStart">GOTOXY <text:s/>( xcol yrow -- , move text cursor )</text:p>
      <text:p text:style-name="DefBody"><text:alphabetical-index-mark text:string-value="Cursor, GOTOXY, GL-"/>Move the cursor in the HMSL text window to XCOL,YROW. This is useful for making formatted tables or running status displays.</text:p>
      <text:p text:style-name="DefCode">: RANDHI <text:s/>( -- , fill screen randomly )</text:p>
      <text:p text:style-name="DefCode"><text:tab/>CLS <text:s/>\ clear screen</text:p>
      <text:p text:style-name="DefCode"><text:tab/>BEGIN <text:s/>50 CHOOSE 10 CHOOSE GOTOXY</text:p>
      <text:p text:style-name="DefCode"><text:tab/><text:tab/>." HMSL" <text:s/>?TERMINAL</text:p>
      <text:p text:style-name="DefCode"><text:tab/>UNTIL</text:p>
      <text:p text:style-name="DefCode">;</text:p>
      <text:p text:style-name="DefStart">HASH.ON <text:s/>( -- , turn ON dictionary hashing )</text:p>
      <text:p text:style-name="DefBody">The dictionary is hashed which means that words are looked up using a numeric code. <text:s/>This make compilation much faster. <text:s/>Hashing is ON by default.</text:p>
      <text:p text:style-name="DefStart">HASH.OFF <text:s/>( -- , turn OFF dictionary hashing )</text:p>
      <text:p text:style-name="DefStart">HEADERS-BASE ( -- addr )</text:p>
      <text:p text:style-name="DefBody">Variable containing address of start of headers memory area. <text:s/>HForth has "separate headers" which can be easily detached when doing TURNKEY.</text:p>
      <text:p text:style-name="DefBody">HEADERS-BASE @ 100 DUMP <text:s/>( dump lowest names )</text:p>
      <text:p text:style-name="RelWords">Related words: CODE-BASE HEADERS-SIZE SAVE-FORTH</text:p>
      <text:p text:style-name="DefStart">HEADERS-SIZE ( -- addr )</text:p>
      <text:p text:style-name="DefBody">Variable containing size of headers memory area. <text:s/>See SAVE-FORTH and section on HForth internals.</text:p>
      <text:p text:style-name="RelWords">Related words: CODE-SIZE HEADERS-BASE SAVE-FORTH</text:p>
      <text:p text:style-name="DefStart">HERE <text:s/>( -- addr , current dictionary location )</text:p>
      <text:p text:style-name="DefBody">This is the address at which new code or data will be put. <text:s/>HERE returns the contents of the DP variable. <text:s/>Here is an example that defines a data structure and uses HERE<text:s/>to calculate how many entries are in the data structure. <text:s/>If you add items, NUM_DATA will automatically stay correct.</text:p>
      <text:p text:style-name="DefCode">CREATE <text:s/>MYDATA HERE <text:s/>( start simple array )</text:p>
      <text:p text:style-name="DefCode">999 , 6543 , <text:s/>1234 ,</text:p>
      <text:p text:style-name="DefCode">HERE SWAP - CELL/ CONSTANT NUM_DATA</text:p>
      <text:p text:style-name="DefStart">HEX ( -- )</text:p>
      <text:p text:style-name="DefBody">Set numeric base to 16. <text:s/>This applies to all numeric input and output.</text:p>
      <text:p text:style-name="DefCode">HEX 9 1 + . <text:s/>( print A )</text:p>
      <text:p text:style-name="DefStart">HOLD ( char -- )</text:p>
      <text:p text:style-name="DefBody">Add this character to the number being built.</text:p>
      <text:p text:style-name="DefCode">: .PHONE ( n -- , print phone number )</text:p>
      <text:p text:style-name="DefCode"><text:tab/>S-&gt;D <text:s/>&lt;# # # # # ascii - HOLD # # # #&gt;</text:p>
      <text:p text:style-name="DefCode"><text:tab/>TYPE SPACE</text:p>
      <text:p text:style-name="DefCode">;</text:p>
      <text:p text:style-name="DefCode">5552312 <text:s/>.PHONE ( print "555-2312" )</text:p>
      <text:p text:style-name="DefStart">HMSL.xxx - See the HMSL glossary in the main manual.</text:p>
      <text:p text:style-name="DefStart">HISTORY <text:s/>( -- , print previously entered lines )</text:p>
      <text:p text:style-name="DefBody">The command line history system stores old lines for editing or reentry. <text:s/>They can be accessed and edited using the arrow keys in HForth. <text:s/>HISTORY will print those lines. You can enter HISTORY in the editor then hit the &lt;Enter&gt; key, which will print the command line history to the file for saving.</text:p>
      <text:p text:style-name="DefStart">HISTORY# <text:s/>( -- , HISTORY with line numbers )</text:p>
      <text:p text:style-name="DefStart">HISTORY.OFF ( -- , turn OFF command line history )</text:p>
      <text:p text:style-name="DefStart">HISTORY.ON ( -- , turn ON command line history )</text:p>
      <text:p text:style-name="DefStart">I ( -- index )</text:p>
      <text:p text:style-name="DefBody">Return loop index of current DO LOOP.</text:p>
      <text:p text:style-name="DefCode">: TESTI <text:s/>20 10 <text:s/>DO I . LOOP ;</text:p>
      <text:p text:style-name="DefCode">TESTI <text:s/>( print 10 to 19 )</text:p>
      <text:p text:style-name="RelWords">Related words: J DO LOOP</text:p>
      <text:p text:style-name="DefStart">ID. <text:s/>( &lt;name&gt; -- )</text:p>
      <text:p text:style-name="DefBody"><text:s/>Print name of the word whose name field address is specified.</text:p>
      <text:p text:style-name="DefStart">IF <text:s/>( flag -- )</text:p>
      <text:p text:style-name="DefBody">Continuing executing the following code if the flag is true (non-zero). <text:s/>If the flag if false, skip to the next ELSE or THEN.</text:p>
      <text:p text:style-name="DefCode">: TEST <text:s/>( n -- )</text:p>
      <text:p text:style-name="DefCode"><text:tab/>0&lt; <text:s/>( is it less than zero )</text:p>
      <text:p text:style-name="DefCode"><text:tab/>IF <text:s/>." Negative!"</text:p>
      <text:p text:style-name="DefCode"><text:tab/>ELSE ." Positive"</text:p>
      <text:p text:style-name="DefCode"><text:tab/>THEN</text:p>
      <text:p text:style-name="DefCode">;</text:p>
      <text:p text:style-name="DefBody">IF is an IMMEDIATE word that compiles code to test and branch.</text:p>
      <text:p text:style-name="RelWords">Related Words: ELSE THEN BEGIN WHILE REPEAT UNTIL =</text:p>
      <text:p text:style-name="DefStart">IF.FORGOTTEN <text:s/>( &lt;name&gt; -- )</text:p>
      <text:p text:style-name="DefBody">Execute the specified word if the dictionary is forgotten below the current location. <text:s/>This is useful if you want to automatically cleanup some code if it is forgotten. <text:s/>Make sure that your cleanup word can be called twice safely. <text:s/>If you free memory, check first to see that it is still allocated. <text:s/>If you close a file, check first to make sure that it is still open.</text:p>
      <text:p text:style-name="DefCode">VARIABLE MY-FILE</text:p>
      <text:p text:style-name="DefCode">: CLEANUP</text:p>
      <text:p text:style-name="DefCode"><text:tab/>my-file @ ?dup <text:s/>\ is file open</text:p>
      <text:p text:style-name="DefCode"><text:tab/>IF fclose</text:p>
      <text:p text:style-name="DefCode"><text:tab/><text:tab/>my-file off <text:s/>\ make sure we don't do this twice!</text:p>
      <text:p text:style-name="DefCode"><text:tab/>THEN</text:p>
      <text:p text:style-name="DefCode">;</text:p>
      <text:p text:style-name="DefCode">IF.FORGOTTEN CLEANUP</text:p>
      <text:p text:style-name="DefBody">Compile the above, then:</text:p>
      <text:p text:style-name="DefCode">FOPEN filename MY-FILE !</text:p>
      <text:p text:style-name="DefCode">FORGET MY-FILE <text:s text:c="2"/>\ automatically closes it</text:p>
      <text:p text:style-name="RelWords">Related words: <text:s/>FORGET AUTO.TERM</text:p>
      <text:p text:style-name="DefStart">IMMEDIATE <text:s/>( -- )</text:p>
      <text:p text:style-name="DefBody">Make the word just compiled into an IMMEDIATE word. <text:s/>This means that it will execute during compilation when referenced. <text:s/>This is a powerful tool that allows you to extend the HForth compiler.</text:p>
      <text:p text:style-name="DefCode">: SHOW.STATE <text:s/>( -- , print value of STATE )</text:p>
      <text:p text:style-name="DefCode"><text:tab/>." State = " STATE @ . CR</text:p>
      <text:p text:style-name="DefCode">;</text:p>
      <text:p text:style-name="DefCode">: FOO <text:s/>123 456 SHOW.STATE + . ; <text:s/>( executes now! )</text:p>
      <text:p text:style-name="DefBody">If you want to compile a reference to an IMMEDIATE word, you must use [COMPILE] to prevent it from executing.</text:p>
      <text:p text:style-name="DefCode">: SS ( -- ) [COMPILE] SHOW.STATE ;</text:p>
      <text:p text:style-name="RelWords">Related words: LITERAL STATE [COMPILE] IMMEDIATE?</text:p>
      <text:p text:style-name="DefStart">IMMEDIATE? ( nfa -- flag )</text:p>
      <text:p text:style-name="DefBody">Return true if a word is IMMEDIATE.</text:p>
      <text:p text:style-name="DefCode">'N SWAP IMMEDIATE? . <text:s/>( print 0 )</text:p>
      <text:p text:style-name="DefCode">'N IF IMMEDIATE? . <text:s/>( print -1 )</text:p>
      <text:p text:style-name="DefStart">INCLUDE <text:s text:c="2"/>( &lt;filename&gt; -- , compile file named using ASSIGN )</text:p>
      <text:p text:style-name="DefBody">Open the file named and execute the contents as if it was being read from the keyboard. <text:s/>You can execute words or compile code. <text:s/>We recommend that code placed in files be restricted to that needed for compilation only. <text:s/>Do not execute test routines directly from the file because that could cause various problems. <text:s/>Files can be nested. <text:s/>If you have several files that go together you can use INCLUDE? to make sure they all get loaded. <text:s/>It is also handy to have a "load" file that consists solely of INCLUDE? commands to load what is needed. <text:s/>See HH:LOAD_HMSL. <text:s/>Also see ANEW. <text:s/>Don't forget you can also compile files directly from the Text Editor. <text:s/>Here is an example of compiling the Debugger.</text:p>
      <text:p text:style-name="DefCode">INCLUDE <text:s/>HSYS:DEBUGGER</text:p>
      <text:p text:style-name="RelWords">Related words: ANEW ASSIGN FOPEN INCLUDE?</text:p>
      <text:p text:style-name="DefStart">INCLUDE? <text:s/>( word &lt;filename&gt; -- , compile if needed )</text:p>
      <text:p text:style-name="DefCode">INCLUDE? DEBUG HSYS:DEBUGGER</text:p>
      <text:p text:style-name="RelWords">Related words: ANEW and INCLUDE</text:p>
      <text:p text:style-name="DefStart">INDEX ( $string char -- address_char true | false )</text:p>
      <text:p text:style-name="DefBody">Search for character in string. <text:s/>If found return address and true, otherwise false.</text:p>
      <text:p text:style-name="DefStart">INTERPRET <text:s/>( -- )</text:p>
      <text:p text:style-name="DefBody">Interpret the string in the TIB, Terminal<text:s/>Input Buffer, as Forth code. Deferred.</text:p>
      <text:p text:style-name="DefStart">INSTANTIATE <text:s/>( &lt;class&gt; | object | 0 )</text:p>
      <text:p text:style-name="DefBody">Instantiate, create, an object of the given class. See ODE chapter.</text:p>
      <text:p text:style-name="DefStart">IS <text:s/>( cfa &lt;name&gt; -- )</text:p>
      <text:p text:style-name="DefBody">Set deferred word to execute CFA. See section on DEFER.</text:p>
      <text:p text:style-name="DefStart"><text:alphabetical-index-mark text:string-value="Character tests, GL-"/>ISBLACK <text:s/>( char -- flag , dark printing character? )</text:p>
      <text:p text:style-name="DefStart">ISDIGIT <text:s/>( char -- flag , 0-9 ? )</text:p>
      <text:p text:style-name="DefStart">ISLETTER <text:s/>( char -- flag , a-z or A-Z ? )</text:p>
      <text:p text:style-name="DefStart">ISLOWER <text:s/>( char -- flag , lower case letter? )</text:p>
      <text:p text:style-name="DefStart">ISSPACE <text:s/>( char -- flag , tab space or CR? )</text:p>
      <text:p text:style-name="DefStart">ISPRINT ( char -- flag , printable? not control character? )</text:p>
      <text:p text:style-name="DefStart">ISUPPER <text:s/>( char -- flag , upper case letter? )</text:p>
      <text:p text:style-name="DefStart">IV=&gt; ( value &lt;ivar-name&gt; -- )</text:p>
      <text:p text:style-name="DefBody">Set the value of an instance variable. See ODE chapt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ew York" svg:font-family="New York" style:font-family-generic="roman" style:font-pitch="variable" svg:panose-1="2 4 5 3 6 5 6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Times" svg:font-family="Times" style:font-family-generic="roman" style:font-pitch="variable" svg:panose-1="2 2 6 3 5 4 5 2 3 4"/>
    <style:font-face style:name="Geneva" svg:font-family="Geneva" style:font-family-generic="system" svg:panose-1="0 0 0 0 0 0 0 0 0 0"/>
    <style:font-face style:name="Zapf Dingbats" svg:font-family="Zapf Dingbats" style:font-family-generic="system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New York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border-top="none" fo:border-left="none" fo:border-bottom="0.0208in solid #000000" fo:border-right="none" fo:padding="0in" style:shadow="none" fo:text-align="center" fo:margin-top="0.0277in" fo:margin-bottom="0.1388in"/>
      <style:text-properties style:font-name="Helvetica" style:font-name-complex="Helvetica" fo:font-weight="bold" style:font-weight-asian="bold" fo:font-size="18pt" style:font-size-asian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388in" fo:margin-bottom="0.1388in"/>
      <style:text-properties style:font-name="Helvetica" style:font-name-complex="Helvetica" fo:font-weight="bold" style:font-weight-asian="bold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0694in" fo:margin-bottom="0.0833in"/>
      <style:text-properties style:font-name="Helvetica" style:font-name-complex="Helvetica" fo:font-weight="bold" style:font-weight-asian="bold" fo:font-size="10pt" style:font-size-asian="10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left="0.5in">
        <style:tab-stops/>
      </style:paragraph-properties>
      <style:text-properties fo:font-weight="bold" style:font-weight-asian="bold" style:font-weight-complex="bold" fo:font-size="10pt" style:font-size-asian="10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left="0.5in">
        <style:tab-stops/>
      </style:paragraph-properties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left="0.5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TOC3" style:display-name="TOC 3" style:family="paragraph" style:parent-style-name="Normal" style:next-style-name="Normal">
      <style:paragraph-properties fo:margin-left="1in" fo:margin-right="0.5in">
        <style:tab-stops>
          <style:tab-stop style:type="left" style:leader-style="dotted" style:leader-text="." style:position="4.75in"/>
          <style:tab-stop style:type="right" style:position="5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5in" fo:margin-right="0.5in">
        <style:tab-stops>
          <style:tab-stop style:type="left" style:leader-style="dotted" style:leader-text="." style:position="5.25in"/>
          <style:tab-stop style:type="right" style:position="5.5in"/>
        </style:tab-stops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right="0.5in">
        <style:tab-stops>
          <style:tab-stop style:type="left" style:leader-style="dotted" style:leader-text="." style:position="5.75in"/>
          <style:tab-stop style:type="right" style:position="6in"/>
        </style:tab-stops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margin-left="1.5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margin-left="1.25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margin-left="1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margin-left="0.75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margin-left="0.5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margin-left="0.2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>
      <style:text-properties fo:hyphenate="false"/>
    </style:style>
    <style:style style:name="LineNumber" style:display-name="Line Numbe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0.002in"/>
          <style:tab-stop style:type="right" style:position="0.0041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37.5% 100%" fo:font-size="8pt" style:font-size-asian="8pt" style:font-size-complex="8pt"/>
    </style:style>
    <style:style style:name="FootnoteText" style:display-name="Footnote Text" style:family="paragraph" style:parent-style-name="Normal">
      <style:text-properties fo:font-size="10pt" style:font-size-asian="10pt" fo:hyphenate="false"/>
    </style:style>
    <style:style style:name="PageNumber" style:display-name="Page Number" style:family="text" style:parent-style-name="DefaultParagraphFont"/>
    <style:style style:name="code" style:display-name="code" style:family="paragraph" style:parent-style-name="Normal">
      <style:paragraph-properties fo:margin-bottom="0.055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</style:tab-stops>
      </style:paragraph-properties>
      <style:text-properties style:font-name="Courier" style:font-name-complex="Courier" fo:font-size="10pt" style:font-size-asian="10pt" fo:hyphenate="false"/>
    </style:style>
    <style:style style:name="tx" style:display-name="tx" style:family="paragraph" style:parent-style-name="Normal">
      <style:paragraph-properties fo:margin-top="0.0277in" fo:margin-bottom="0.0555in" fo:margin-left="0.25in">
        <style:tab-stops/>
      </style:paragraph-properties>
      <style:text-properties style:font-name="Times" style:font-name-complex="Times" fo:font-size="10pt" style:font-size-asian="10pt" fo:hyphenate="false"/>
    </style:style>
    <style:style style:name="Forth" style:display-name="Forth" style:family="paragraph" style:parent-style-name="Normal">
      <style:paragraph-properties fo:margin-bottom="0.0277in"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DefStart" style:display-name="DefStart" style:family="paragraph" style:parent-style-name="Normal" style:next-style-name="DefBody">
      <style:paragraph-properties fo:keep-with-next="always"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DefBody" style:display-name="DefBody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DefCode" style:display-name="DefCode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RelWords" style:display-name="RelWords" style:family="paragraph">
      <style:paragraph-properties fo:margin-top="0.0555in" fo:margin-bottom="0.0555in" fo:margin-left="0.375in">
        <style:tab-stops/>
      </style:paragraph-properties>
      <style:text-properties style:font-name="Courier" style:font-name-complex="Courier" fo:hyphenate="false"/>
    </style:style>
    <style:style style:name="GlosStart" style:display-name="GlosStart" style:family="paragraph" style:parent-style-name="Normal">
      <style:paragraph-properties fo:keep-with-next="always" fo:border-top="0.0104in solid #000000" fo:border-left="none" fo:border-bottom="none" fo:border-right="none" fo:padding="0in" style:shadow="none" fo:margin-top="0.0833in" fo:margin-bottom="0.0555in" fo:margin-right="-0.5in"/>
      <style:text-properties style:font-name="Courier" style:font-name-complex="Courier" fo:font-weight="bold" style:font-weight-asian="bold" fo:hyphenate="false"/>
    </style:style>
    <style:style style:name="GlosBody" style:display-name="GlosBody" style:family="paragraph" style:parent-style-name="DefBody">
      <style:paragraph-properties fo:margin-top="0.0555in"/>
      <style:text-properties style:font-name="New York" style:font-name-complex="New York" fo:hyphenate="false"/>
    </style:style>
    <style:style style:name="GlosCode" style:display-name="GlosCode" style:family="paragraph" style:parent-style-name="DefCode">
      <style:text-properties fo:hyphenate="false"/>
    </style:style>
    <style:style style:name="NumPar" style:display-name="NumPar" style:family="paragraph">
      <style:paragraph-properties fo:margin-top="0.0277in" fo:margin-bottom="0.0555in" fo:margin-left="0.4375in" fo:text-indent="-0.1875in">
        <style:tab-stops/>
      </style:paragraph-properties>
      <style:text-properties style:font-name="Times" style:font-name-complex="Times" fo:hyphenate="false"/>
    </style:style>
    <style:style style:name="test" style:display-name="test" style:family="paragraph" style:parent-style-name="Normal">
      <style:text-properties fo:hyphenate="false"/>
    </style:style>
    <style:style style:name="methodtableentry" style:display-name="methodtableentry" style:family="paragraph" style:parent-style-name="Normal">
      <style:paragraph-properties fo:margin-bottom="0.0555in">
        <style:tab-stops>
          <style:tab-stop style:type="right" style:position="0.25in"/>
          <style:tab-stop style:type="left" style:position="0.375in"/>
        </style:tab-stops>
      </style:paragraph-properties>
      <style:text-properties style:font-name="Courier" style:font-name-complex="Courier" fo:font-size="10pt" style:font-size-asian="10pt" fo:hyphenate="false"/>
    </style:style>
    <style:style style:name="NumParBody" style:display-name="NumParBody" style:family="paragraph" style:parent-style-name="NumPar">
      <style:paragraph-properties fo:text-indent="0in"/>
      <style:text-properties fo:hyphenate="false"/>
    </style:style>
    <style:style style:name="declaration" style:display-name="declaration" style:family="paragraph" style:parent-style-name="Normal" style:next-style-name="tx">
      <style:paragraph-properties fo:margin-top="0.0833in" fo:margin-bottom="0.0277in" fo:margin-left="0.125in" fo:margin-right="-0.5in">
        <style:tab-stops/>
      </style:paragraph-properties>
      <style:text-properties style:font-name="Courier" style:font-name-complex="Courier" fo:font-weight="bold" style:font-weight-asian="bold" fo:font-size="10pt" style:font-size-asian="10pt" fo:hyphenate="false"/>
    </style:style>
    <style:style style:name="chaphead" style:display-name="chaphead" style:family="paragraph" style:parent-style-name="Normal" style:next-style-name="ch2">
      <style:paragraph-properties fo:border-top="none" fo:border-left="none" fo:border-bottom="0.0208in solid #000000" fo:border-right="none" fo:padding="0in" style:shadow="none" fo:text-align="center" fo:margin-top="0.4166in"/>
      <style:text-properties fo:hyphenate="false"/>
    </style:style>
    <style:style style:name="ch2" style:display-name="ch2" style:family="paragraph" style:parent-style-name="Normal" style:next-style-name="Heading1">
      <style:paragraph-properties fo:border-top="none" fo:border-left="none" fo:border-bottom="0.0208in solid #000000" fo:border-right="none" fo:padding="0in" style:shadow="none" fo:text-align="center" fo:margin-top="0.0277in"/>
      <style:text-properties style:font-name="Helvetica" style:font-name-complex="Helvetica" fo:font-weight="bold" style:font-weight-asian="bold" fo:font-size="18pt" style:font-size-asian="18pt" fo:hyphenate="false"/>
    </style:style>
    <style:style style:name="dlafterhead" style:display-name="dl after head" style:family="paragraph" style:parent-style-name="declaration">
      <style:paragraph-properties fo:margin-top="0in"/>
      <style:text-properties fo:hyphenate="false"/>
    </style:style>
    <style:style style:name="definition" style:display-name="definition" style:family="paragraph" style:parent-style-name="tx">
      <style:paragraph-properties fo:margin-left="0.375in">
        <style:tab-stops/>
      </style:paragraph-properties>
      <style:text-properties fo:hyphenate="false"/>
    </style:style>
    <style:style style:name="methodtable" style:display-name="method table" style:family="paragraph" style:parent-style-name="Normal">
      <style:paragraph-properties fo:keep-with-next="always" fo:margin-bottom="0.0833in">
        <style:tab-stops>
          <style:tab-stop style:type="left" style:position="1.75in"/>
        </style:tab-stops>
      </style:paragraph-properties>
      <style:text-properties style:font-name="Courier" style:font-name-complex="Courier" fo:font-size="9pt" style:font-size-asian="9pt" fo:hyphenate="false"/>
    </style:style>
    <style:style style:name="tablehead" style:display-name="tablehead" style:family="paragraph" style:parent-style-name="methodtable">
      <style:paragraph-properties fo:margin-top="0.1111in"/>
      <style:text-properties style:font-name="Geneva" style:font-name-complex="Geneva" fo:font-weight="bold" style:font-weight-asian="bold" style:text-underline-type="single" style:text-underline-style="solid" style:text-underline-width="auto" style:text-underline-mode="continuous" fo:hyphenate="false"/>
    </style:style>
    <style:style style:name="Tablefoot" style:display-name="Tablefoot" style:family="paragraph" style:parent-style-name="tablehead">
      <style:paragraph-properties fo:keep-with-next="auto" fo:margin-bottom="0.1944in"/>
      <style:text-properties fo:font-weight="normal" style:font-weight-asian="normal" fo:hyphenate="false"/>
    </style:style>
    <style:style style:name="bulletedlist" style:display-name="bulleted list" style:family="paragraph" style:parent-style-name="Normal">
      <style:paragraph-properties fo:margin-bottom="0.0555in" fo:margin-left="0.25in" fo:text-indent="-0.25in">
        <style:tab-stops>
          <style:tab-stop style:type="left" style:position="0in"/>
        </style:tab-stops>
      </style:paragraph-properties>
      <style:text-properties style:font-name="Times" style:font-name-complex="Times" fo:font-size="10pt" style:font-size-asian="10pt" fo:hyphenate="false"/>
    </style:style>
    <style:style style:name="cv" style:display-name="cv" style:family="paragraph" style:parent-style-name="Normal">
      <style:paragraph-properties fo:margin-left="0.5in">
        <style:tab-stops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font-size="10pt" style:font-size-asian="10pt" fo:hyphenate="false"/>
    </style:style>
    <style:style style:name="bulletexample" style:display-name="bullet example" style:family="paragraph" style:parent-style-name="bulletedlist">
      <style:paragraph-properties fo:text-indent="0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</style:tab-stops>
      </style:paragraph-properties>
      <style:text-properties style:font-name="Courier" style:font-name-complex="Courier" fo:hyphenate="false"/>
    </style:style>
    <style:style style:name="bulletedfollower" style:display-name="bulleted follower" style:family="paragraph" style:parent-style-name="bulletedlist">
      <style:paragraph-properties fo:margin-bottom="0.0833in" fo:text-indent="0in"/>
      <style:text-properties fo:hyphenate="false"/>
    </style:style>
    <style:style style:name="dfcv" style:display-name="dfcv" style:family="paragraph" style:parent-style-name="Forth">
      <style:paragraph-properties fo:margin-left="0.75in">
        <style:tab-stops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</style:tab-stops>
      </style:paragraph-properties>
      <style:text-properties fo:hyphenate="false"/>
    </style:style>
    <style:style style:name="dfnote" style:display-name="dfnote" style:family="paragraph" style:parent-style-name="definition">
      <style:text-properties style:font-name="Zapf Dingbats" style:font-name-complex="Zapf Dingbats" fo:hyphenate="false"/>
    </style:style>
    <style:style style:name="table3" style:display-name="table3" style:family="paragraph" style:parent-style-name="cv">
      <style:paragraph-properties>
        <style:tab-stops>
          <style:tab-stop style:type="left" style:position="0in"/>
          <style:tab-stop style:type="left" style:position="0.2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3.1875in"/>
        </style:tab-stops>
      </style:paragraph-properties>
      <style:text-properties fo:hyphenate="false"/>
    </style:style>
    <style:style style:name="t3head" style:display-name="t3head" style:family="paragraph" style:parent-style-name="table3">
      <style:paragraph-properties fo:border-top="none" fo:border-left="none" fo:border-bottom="0.0104in solid #000000" fo:border-right="none" fo:padding="0in" style:shadow="none" fo:margin-bottom="0.0833in"/>
      <style:text-properties style:font-name="Helvetica" style:font-name-complex="Helvetica" fo:font-weight="bold" style:font-weight-asian="bold" fo:font-size="9pt" style:font-size-asian="9pt" fo:hyphenate="false"/>
    </style:style>
    <style:style style:name="head" style:display-name="head" style:family="paragraph" style:parent-style-name="Heading3" style:default-outline-level="3">
      <style:text-properties fo:hyphenate="false"/>
    </style:style>
    <style:style style:name="times14point" style:display-name="times 14 point" style:family="paragraph" style:parent-style-name="tx">
      <style:paragraph-properties fo:margin-top="0in" fo:margin-bottom="0.0833in" fo:margin-left="0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fo:letter-spacing="0.0555in"/>
    </style:style>
    <style:style style:name="P4" style:parent-style-name="Footer" style:family="paragraph">
      <style:paragraph-properties fo:text-align="center"/>
      <style:text-properties fo:letter-spacing="0.0555in"/>
    </style:style>
  </office:automatic-styles>
  <office:master-styles>
    <style:master-page style:name="MP0" style:page-layout-name="PL0">
      <style:footer>
        <text:p text:style-name="Footer"><text:tab/>HForth Glossary<text:tab/>GL -<text:s/><text:page-number style:num-format="1">1</text:page-number></text:p>
        <text:p text:style-name="P2"><text:span text:style-name="T3">!"#$%&amp;`()*+'-./0-9:;&lt;=&gt;?@AZ[/]^_az{|}~</text:span></text:p>
      </style:footer>
      <style:footer-left>
        <text:p text:style-name="Footer">GL -<text:s/><text:page-number style:num-format="1">1</text:page-number><text:tab/>HForth Glossary</text:p>
        <text:p text:style-name="P4">!"#$%&amp;`()*+'-./0-9:;&lt;=&gt;?@AZ[/]^_az{|}~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EZ</meta:initial-creator>
    <dc:creator>EZ</dc:creator>
    <meta:creation-date>2013-07-07T01:30:00Z</meta:creation-date>
    <dc:date>2013-07-07T01:30:00Z</dc:date>
    <meta:template xlink:href="Normal.dotm" xlink:type="simple"/>
    <meta:editing-cycles>2</meta:editing-cycles>
    <meta:editing-duration>PT0S</meta:editing-duration>
    <meta:document-statistic meta:page-count="2" meta:paragraph-count="39" meta:word-count="2971" meta:character-count="19868" meta:row-count="141" meta:non-whitespace-character-count="16936"/>
  </office:meta>
</office:document-meta>
</file>